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58cm" fo:min-width="2.33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872cm" fo:min-width="1.622cm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="" draw:marker-start-width="0.242cm" draw:marker-end="Arrow_20_concave" draw:marker-end-width="0.242cm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="Arrow_20_concave" draw:marker-start-width="0.242cm" draw:marker-end="Arrow_20_concave" draw:marker-end-width="0.242cm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cm" svg:height="4cm" svg:x="1.1cm" svg:y="1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cm" svg:height="3cm" svg:x="1.6cm" svg:y="1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1cm" svg:y1="3.132cm" svg:x2="5.1cm" svg:y2="3.132cm">
          <text:p/>
        </draw:line>
        <draw:line draw:style-name="gr3" draw:text-style-name="P2" draw:layer="layout" svg:x1="3.1cm" svg:y1="3.132cm" svg:x2="4.3cm" svg:y2="4.432cm">
          <text:p/>
        </draw:line>
        <draw:custom-shape draw:style-name="gr4" draw:text-style-name="P1" draw:layer="layout" svg:width="0.2cm" svg:height="0.2cm" svg:x="4.201cm" svg:y="4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3.001cm" svg:y="3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5" draw:text-style-name="P3" draw:layer="layout" svg:width="4.4cm" svg:height="4.4cm" svg:x="0.9cm" svg:y="0.932cm" draw:kind="arc" draw:start-angle="15" draw:end-angle="60">
          <text:p/>
        </draw:circle>
        <draw:circle draw:style-name="gr6" draw:text-style-name="P3" draw:layer="layout" svg:width="2.4cm" svg:height="2.4cm" svg:x="1.9cm" svg:y="1.932cm" draw:kind="arc" draw:start-angle="312.89" draw:end-angle="0.84">
          <text:p/>
        </draw:circle>
        <draw:frame draw:style-name="gr7" draw:text-style-name="P4" draw:layer="layout" svg:width="0.803cm" svg:height="0.768cm" svg:x="2.597cm" svg:y="2.464cm">
          <draw:text-box>
            <text:p><text:span text:style-name="T1">O</text:span></text:p>
          </draw:text-box>
        </draw:frame>
        <draw:frame draw:style-name="gr7" draw:text-style-name="P4" draw:layer="layout" svg:width="0.756cm" svg:height="0.768cm" svg:x="3.697cm" svg:y="2.464cm">
          <draw:text-box>
            <text:p><text:span text:style-name="T1">R</text:span></text:p>
          </draw:text-box>
        </draw:frame>
        <draw:frame draw:style-name="gr7" draw:text-style-name="P4" draw:layer="layout" svg:width="0.858cm" svg:height="0.768cm" svg:x="4.2cm" svg:y="4.432cm">
          <draw:text-box>
            <text:p><text:span text:style-name="T1">M</text:span></text:p>
          </draw:text-box>
        </draw:frame>
        <draw:frame draw:style-name="gr7" draw:text-style-name="P4" draw:layer="layout" svg:width="0.76cm" svg:height="0.768cm" svg:x="4.94cm" svg:y="2.764cm">
          <draw:text-box>
            <text:p><text:span text:style-name="T1">A</text:span></text:p>
          </draw:text-box>
        </draw:frame>
        <draw:frame draw:style-name="gr7" draw:text-style-name="P4" draw:layer="layout" svg:width="0.781cm" svg:height="0.768cm" svg:x="3.519cm" svg:y="3.032cm">
          <draw:text-box>
            <text:p><text:span text:style-name="T1">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5:21:33.799618246</meta:creation-date>
    <dc:date>2017-06-25T15:41:30.769779224</dc:date>
    <meta:editing-duration>PT9M46S</meta:editing-duration>
    <meta:editing-cycles>1</meta:editing-cycles>
    <meta:document-statistic meta:object-count="13"/>
    <meta:generator>LibreOffice/5.1.6.2$Linux_X86_64 LibreOffice_project/10m0$Build-2</meta:generator>
  </office:meta>
</office:document-meta>
</file>